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A000000EC787ED792711CDC2B.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sans-serif" svg:font-family="sans-serif"/>
    <style:font-face style:name="Courier New" svg:font-family="'Courier New'" style:font-family-generic="modern"/>
    <style:font-face style:name="Helvetica" svg:font-family="Helvetica"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line-height="200%" fo:text-align="justify" style:justify-single-word="false" style:text-autospace="none"/>
      <style:text-properties style:font-name="Arial3" fo:font-size="10pt" fo:font-weight="normal" officeooo:rsid="001a425d" style:font-name-asian="Helvetica" style:font-size-asian="10pt" style:font-weight-asian="normal" style:font-name-complex="Helvetica" style:font-size-complex="10pt" style:font-weight-complex="normal"/>
    </style:style>
    <style:style style:name="P3"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4"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5"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6" style:family="paragraph" style:parent-style-name="Standard" style:master-page-name="Standard">
      <style:paragraph-properties fo:text-align="start" style:justify-single-word="false" style:page-number="1"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7" style:family="paragraph" style:parent-style-name="Standard" style:list-style-name="L1">
      <style:paragraph-properties fo:text-align="start" style:justify-single-word="false" style:text-autospace="none"/>
      <style:text-properties fo:font-size="10pt" officeooo:paragraph-rsid="001879a0" style:font-size-asian="10pt" style:font-size-complex="10pt"/>
    </style:style>
    <style:style style:name="P8" style:family="paragraph" style:parent-style-name="Standard" style:list-style-name="L1">
      <style:paragraph-properties fo:text-align="start" style:justify-single-word="false" style:text-autospace="none"/>
      <style:text-properties fo:font-size="10pt" officeooo:paragraph-rsid="001db007" style:font-size-asian="10pt" style:font-size-complex="10pt"/>
    </style:style>
    <style:style style:name="P9" style:family="paragraph" style:parent-style-name="Standard" style:list-style-name="L2">
      <style:paragraph-properties fo:line-height="200%" fo:text-align="justify" style:justify-single-word="false" style:text-autospace="none"/>
      <style:text-properties fo:font-size="9pt" style:font-size-asian="9pt" style:font-size-complex="9pt"/>
    </style:style>
    <style:style style:name="P10" style:family="paragraph" style:parent-style-name="Standard" style:list-style-name="L2">
      <style:paragraph-properties fo:line-height="200%" fo:text-align="justify" style:justify-single-word="false" style:text-autospace="none"/>
      <style:text-properties fo:font-size="9pt" style:text-underline-style="none" officeooo:paragraph-rsid="001e1a70" style:font-size-asian="9pt" style:font-size-complex="9pt"/>
    </style:style>
    <style:style style:name="P11" style:family="paragraph" style:parent-style-name="Standard" style:list-style-name="L2">
      <style:paragraph-properties fo:line-height="200%" fo:text-align="justify" style:justify-single-word="false" style:text-autospace="none"/>
      <style:text-properties style:font-name="Arial2" fo:font-size="10pt" style:text-underline-style="solid" style:text-underline-width="auto" style:text-underline-color="font-color" fo:font-weight="normal" style:font-name-asian="Helvetica" style:font-size-asian="10pt" style:font-weight-asian="normal" style:font-name-complex="Arial2" style:font-size-complex="10pt" style:font-weight-complex="normal"/>
    </style:style>
    <style:style style:name="P12" style:family="paragraph" style:parent-style-name="Standard" style:list-style-name="L2">
      <style:paragraph-properties fo:line-height="200%" fo:text-align="justify" style:justify-single-word="false" style:text-autospace="none"/>
      <style:text-properties style:font-name="Arial2" fo:font-size="10pt" style:text-underline-style="solid" style:text-underline-width="auto" style:text-underline-color="font-color" fo:font-weight="normal" officeooo:paragraph-rsid="001e1a70" style:font-name-asian="Helvetica" style:font-size-asian="10pt" style:font-weight-asian="normal" style:font-name-complex="Arial2" style:font-size-complex="10pt" style:font-weight-complex="normal"/>
    </style:style>
    <style:style style:name="P13" style:family="paragraph" style:parent-style-name="Standard" style:list-style-name="L2">
      <style:paragraph-properties fo:line-height="200%" fo:text-align="justify" style:justify-single-word="false" style:text-autospace="none"/>
      <style:text-properties style:font-name="Arial2" fo:font-size="10pt" fo:language="es" fo:country="ES" style:text-underline-style="solid" style:text-underline-width="auto" style:text-underline-color="font-color" fo:font-weight="normal" officeooo:paragraph-rsid="001bf45c" style:font-name-asian="Helvetica" style:font-size-asian="10pt" style:font-weight-asian="normal" style:font-name-complex="Arial2" style:font-size-complex="10pt" style:font-weight-complex="normal"/>
    </style:style>
    <style:style style:name="P14" style:family="paragraph" style:parent-style-name="Standard" style:list-style-name="L2">
      <style:paragraph-properties fo:line-height="200%" fo:text-align="justify" style:justify-single-word="false" style:text-autospace="none"/>
      <style:text-properties style:font-name="Arial2" fo:font-size="10pt" fo:language="es" fo:country="ES" style:text-underline-style="solid" style:text-underline-width="auto" style:text-underline-color="font-color" fo:font-weight="normal" officeooo:paragraph-rsid="001f93a3" style:font-name-asian="Helvetica" style:font-size-asian="10pt" style:font-weight-asian="normal" style:font-name-complex="Arial2" style:font-size-complex="10pt" style:font-weight-complex="normal"/>
    </style:style>
    <style:style style:name="P15" style:family="paragraph" style:parent-style-name="Standard">
      <style:paragraph-properties fo:text-align="start" style:justify-single-word="false" style:text-autospace="none"/>
      <style:text-properties style:font-name="Arial2" fo:font-size="10pt" officeooo:paragraph-rsid="001db007" style:font-size-asian="10pt" style:font-name-complex="Arial2" style:font-size-complex="10pt"/>
    </style:style>
    <style:style style:name="P16" style:family="paragraph" style:parent-style-name="Standard" style:list-style-name="L2">
      <style:paragraph-properties fo:line-height="200%" fo:text-align="justify" style:justify-single-word="false" style:text-autospace="none"/>
      <style:text-properties style:use-window-font-color="true" style:font-name="Arial3" fo:font-size="10pt" fo:language="es" fo:country="ES" fo:font-style="normal" style:text-underline-style="none" fo:font-weight="normal" officeooo:paragraph-rsid="001bf45c" style:font-name-asian="Helvetica" style:font-size-asian="10pt" style:language-asian="zxx" style:country-asian="none" style:font-style-asian="normal" style:font-weight-asian="normal" style:font-name-complex="Helvetica" style:font-size-complex="10pt" style:language-complex="ar" style:country-complex="SA" style:font-style-complex="normal" style:font-weight-complex="normal"/>
    </style:style>
    <style:style style:name="P17" style:family="paragraph" style:parent-style-name="Standard" style:list-style-name="L2">
      <style:paragraph-properties fo:line-height="200%" fo:text-align="justify" style:justify-single-word="false" style:text-autospace="none"/>
      <style:text-properties officeooo:paragraph-rsid="001f93a3"/>
    </style:style>
    <style:style style:name="P18" style:family="paragraph" style:parent-style-name="Standard" style:list-style-name="L2">
      <style:paragraph-properties fo:line-height="200%" fo:text-align="justify" style:justify-single-word="false" style:text-autospace="none"/>
      <style:text-properties fo:color="#0066b3" style:font-name="Arial2" fo:font-size="10pt" style:text-underline-style="solid" style:text-underline-width="auto" style:text-underline-color="font-color" fo:font-weight="normal" style:font-name-asian="Helvetica" style:font-size-asian="10pt" style:font-weight-asian="normal" style:font-name-complex="Arial2" style:font-size-complex="10pt" style:font-weight-complex="normal"/>
    </style:style>
    <style:style style:name="P19" style:family="paragraph" style:parent-style-name="Standard" style:list-style-name="L2">
      <style:paragraph-properties fo:line-height="200%" fo:text-align="justify" style:justify-single-word="false" style:text-autospace="none"/>
      <style:text-properties fo:color="#0066b3" style:font-name="Arial2" fo:font-size="10pt" style:text-underline-style="solid" style:text-underline-width="auto" style:text-underline-color="font-color" fo:font-weight="normal" officeooo:paragraph-rsid="001e1a70" style:font-name-asian="Helvetica" style:font-size-asian="10pt" style:font-weight-asian="normal" style:font-name-complex="Arial2" style:font-size-complex="10pt" style:font-weight-complex="normal"/>
    </style:style>
    <style:style style:name="P20" style:family="paragraph">
      <style:paragraph-properties style:writing-mode="lr-tb"/>
    </style:style>
    <style:style style:name="P21" style:family="paragraph">
      <style:paragraph-properties style:text-autospace="none"/>
    </style:style>
    <style:style style:name="P22" style:family="paragraph">
      <loext:graphic-properties draw:fill="none" draw:fill-color="#ffffff"/>
      <style:paragraph-properties style:writing-mode="lr-tb"/>
    </style:style>
    <style:style style:name="P23" style:family="paragraph">
      <loext:graphic-properties draw:fill="none" draw:fill-color="#ffffff"/>
      <style:paragraph-properties fo:text-align="center"/>
    </style:style>
    <style:style style:name="T1" style:family="text">
      <style:text-properties style:use-window-font-color="true" fo:font-style="normal" style:text-underline-style="none" style:font-name-asian="Times New Roman" style:language-asian="zxx" style:country-asian="none" style:font-style-asian="normal" style:language-complex="ar" style:country-complex="SA" style:font-style-complex="normal"/>
    </style:style>
    <style:style style:name="T2" style:family="text">
      <style:text-properties style:use-window-font-color="true" fo:font-style="normal" style:font-name-asian="Times New Roman" style:language-asian="zxx" style:country-asian="none" style:font-style-asian="normal" style:language-complex="ar" style:country-complex="SA" style:font-style-complex="normal"/>
    </style:style>
    <style:style style:name="T3" style:family="text">
      <style:text-properties style:font-name="Arial2" fo:font-size="10pt" fo:font-weight="normal" style:font-name-asian="Helvetica" style:font-size-asian="10pt" style:font-weight-asian="normal" style:font-name-complex="Arial2" style:font-size-complex="10pt" style:font-weight-complex="normal"/>
    </style:style>
    <style:style style:name="T4" style:family="text">
      <style:text-properties style:font-name="Arial2" fo:font-size="10pt" fo:language="es" fo:country="ES" style:text-underline-style="solid" style:text-underline-width="auto" style:text-underline-color="font-color" fo:font-weight="normal" style:font-name-asian="Helvetica" style:font-size-asian="10pt" style:font-weight-asian="normal" style:font-name-complex="Arial2" style:font-size-complex="10pt" style:font-weight-complex="normal"/>
    </style:style>
    <style:style style:name="T5" style:family="text">
      <style:text-properties style:font-name="Arial2" fo:font-size="10pt" fo:language="es" fo:country="ES" style:text-underline-style="solid" style:text-underline-width="auto" style:text-underline-color="font-color" fo:font-weight="normal" officeooo:rsid="001f93a3" style:font-name-asian="Helvetica" style:font-size-asian="10pt" style:font-weight-asian="normal" style:font-name-complex="Arial2" style:font-size-complex="10pt" style:font-weight-complex="normal"/>
    </style:style>
    <style:style style:name="T6" style:family="text">
      <style:text-properties style:font-name="Arial2" fo:font-size="10pt" fo:language="es" fo:country="ES" style:text-underline-style="none" fo:font-weight="normal" style:font-name-asian="Helvetica" style:font-size-asian="10pt" style:font-weight-asian="normal" style:font-name-complex="Arial2" style:font-size-complex="10pt" style:font-weight-complex="normal"/>
    </style:style>
    <style:style style:name="T7" style:family="text">
      <style:text-properties style:font-name="Arial2" fo:font-size="10pt" style:text-underline-style="solid" style:text-underline-width="auto" style:text-underline-color="font-color" fo:font-weight="normal" style:font-name-asian="Helvetica" style:font-size-asian="10pt" style:font-weight-asian="normal" style:font-name-complex="Arial2" style:font-size-complex="10pt" style:font-weight-complex="normal"/>
    </style:style>
    <style:style style:name="T8" style:family="text">
      <style:text-properties style:font-name="Arial2" fo:font-size="10pt" style:text-underline-style="solid" style:text-underline-width="auto" style:text-underline-color="font-color" fo:font-weight="normal" officeooo:rsid="001e1a70" style:font-name-asian="Helvetica" style:font-size-asian="10pt" style:font-weight-asian="normal" style:font-name-complex="Arial2" style:font-size-complex="10pt" style:font-weight-complex="normal"/>
    </style:style>
    <style:style style:name="T9" style:family="text">
      <style:text-properties style:font-name="Arial2" fo:font-size="10pt" style:text-underline-style="solid" style:text-underline-width="auto" style:text-underline-color="font-color" fo:font-weight="normal" officeooo:rsid="001f93a3" style:font-name-asian="Helvetica" style:font-size-asian="10pt" style:font-weight-asian="normal" style:font-name-complex="Arial2" style:font-size-complex="10pt" style:font-weight-complex="normal"/>
    </style:style>
    <style:style style:name="T10" style:family="text">
      <style:text-properties style:font-name="Arial2" fo:font-size="10pt" style:text-underline-style="none" fo:font-weight="normal" style:font-name-asian="Helvetica" style:font-size-asian="10pt" style:font-weight-asian="normal" style:font-name-complex="Arial2" style:font-size-complex="10pt" style:font-weight-complex="normal"/>
    </style:style>
    <style:style style:name="T11" style:family="text">
      <style:text-properties style:font-name="Arial2" fo:font-size="9pt" style:font-size-asian="9pt" style:font-name-complex="Arial2" style:font-size-complex="9pt"/>
    </style:style>
    <style:style style:name="T12" style:family="text">
      <style:text-properties style:font-name="Arial2" style:font-name-complex="Arial2"/>
    </style:style>
    <style:style style:name="T13" style:family="text">
      <style:text-properties style:font-name="Arial2" officeooo:rsid="001c6ad1" style:font-name-complex="Arial2"/>
    </style:style>
    <style:style style:name="T14" style:family="text">
      <style:text-properties style:font-name="Arial2" officeooo:rsid="001db007" style:font-name-complex="Arial2"/>
    </style:style>
    <style:style style:name="T15" style:family="text">
      <style:text-properties style:text-underline-style="none"/>
    </style:style>
    <style:style style:name="T16" style:family="text">
      <style:text-properties style:font-name="Arial3" fo:font-weight="normal" style:font-name-asian="Helvetica" style:font-weight-asian="normal" style:font-name-complex="Helvetica" style:font-weight-complex="normal"/>
    </style:style>
    <style:style style:name="T17" style:family="text">
      <style:text-properties style:font-name="Arial3" fo:font-weight="normal" officeooo:rsid="001879a0" style:font-name-asian="Helvetica" style:font-weight-asian="normal" style:font-name-complex="Helvetica" style:font-weight-complex="normal"/>
    </style:style>
    <style:style style:name="T18" style:family="text">
      <style:text-properties style:font-name="Arial3" fo:font-weight="normal" officeooo:rsid="001bf45c" style:font-name-asian="Helvetica" style:font-weight-asian="normal" style:font-name-complex="Helvetica" style:font-weight-complex="normal"/>
    </style:style>
    <style:style style:name="T19" style:family="text">
      <style:text-properties officeooo:rsid="001e1a70"/>
    </style:style>
    <style:style style:name="T20" style:family="text">
      <style:text-properties fo:color="#0066b3"/>
    </style:style>
    <style:style style:name="T21" style:family="text">
      <style:text-properties fo:color="#0066b3" style:font-name="Arial2" fo:font-size="10pt" fo:language="es" fo:country="ES" style:text-underline-style="solid" style:text-underline-width="auto" style:text-underline-color="font-color" fo:font-weight="normal" officeooo:rsid="001e1a70" style:font-name-asian="Helvetica" style:font-size-asian="10pt" style:language-asian="ja" style:country-asian="JP" style:font-weight-asian="normal" style:font-name-complex="Arial2" style:font-size-complex="10pt" style:language-complex="ar" style:country-complex="SA" style:font-weight-complex="normal"/>
    </style:style>
    <style:style style:name="T22" style:family="text">
      <style:text-properties fo:color="#0066b3" style:font-name="Arial2" fo:font-size="10pt" fo:language="es" fo:country="ES" style:text-underline-style="solid" style:text-underline-width="auto" style:text-underline-color="font-color" fo:font-weight="normal" officeooo:rsid="001f93a3" style:font-name-asian="Helvetica" style:font-size-asian="10pt" style:font-weight-asian="normal" style:font-name-complex="Arial2" style:font-size-complex="10pt" style:font-weight-complex="normal"/>
    </style:style>
    <style:style style:name="T23" style:family="text">
      <style:text-properties fo:color="#0066b3" style:font-name="Arial2" fo:font-size="10pt" style:text-underline-style="solid" style:text-underline-width="auto" style:text-underline-color="font-color" fo:font-weight="normal" style:font-name-asian="Helvetica" style:font-size-asian="10pt" style:font-weight-asian="normal" style:font-name-complex="Arial2" style:font-size-complex="10pt" style:font-weight-complex="normal"/>
    </style:style>
    <style:style style:name="T24" style:family="text">
      <style:text-properties fo:color="#0066b3" style:font-name="Arial2" fo:font-size="10pt" style:text-underline-style="solid" style:text-underline-width="auto" style:text-underline-color="font-color" fo:font-weight="normal" officeooo:rsid="001e1a70" style:font-name-asian="Helvetica" style:font-size-asian="10pt" style:font-weight-asian="normal" style:font-name-complex="Arial2" style:font-size-complex="10pt" style:font-weight-complex="normal"/>
    </style:style>
    <style:style style:name="T25" style:family="text">
      <style:text-properties fo:color="#0066b3" style:font-name="Arial2" fo:font-size="10pt" style:text-underline-style="solid" style:text-underline-width="auto" style:text-underline-color="font-color" fo:font-weight="normal" officeooo:rsid="001f93a3" style:font-name-asian="Helvetica" style:font-size-asian="10pt" style:font-weight-asian="normal" style:font-name-complex="Arial2" style:font-size-complex="10pt" style:font-weight-complex="normal"/>
    </style:style>
    <style:style style:name="T26" style:family="text">
      <style:text-properties fo:color="#0066b3" style:font-name="Arial2" fo:font-size="10pt" fo:font-weight="normal" style:font-name-asian="Helvetica" style:font-size-asian="10pt" style:font-weight-asian="normal" style:font-name-complex="Arial2" style:font-size-complex="10pt" style:font-weight-complex="normal"/>
    </style:style>
    <style:style style:name="T27" style:family="text">
      <style:text-properties fo:color="#0066b3" officeooo:rsid="001e1a70"/>
    </style:style>
    <style:style style:name="T28" style:family="text">
      <style:text-properties fo:color="#0066b3" officeooo:rsid="001f93a3"/>
    </style:style>
    <style:style style:name="T29" style:family="text">
      <style:text-properties fo:color="#0066b3" fo:font-style="normal" style:font-name-asian="Times New Roman" style:language-asian="zxx" style:country-asian="none" style:font-style-asian="normal" style:language-complex="ar" style:country-complex="SA" style:font-style-complex="normal"/>
    </style:style>
    <style:style style:name="T30" style:family="text">
      <style:text-properties fo:color="#0066b3" fo:font-style="normal" officeooo:rsid="001fa69f" style:font-name-asian="Times New Roman" style:language-asian="zxx" style:country-asian="none" style:font-style-asian="normal" style:language-complex="ar" style:country-complex="SA" style:font-style-complex="normal"/>
    </style:style>
    <style:style style:name="T31" style:family="text">
      <style:text-properties fo:color="#0066b3" officeooo:rsid="001fa69f"/>
    </style:style>
    <style:style style:name="T32" style:family="text">
      <style:text-properties officeooo:rsid="001f93a3"/>
    </style:style>
    <style:style style:name="T33" style:family="text">
      <style:text-properties officeooo:rsid="001fa69f"/>
    </style:style>
    <style:style style:name="T34" style:family="text"/>
    <style:style style:name="T35"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36"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37"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38"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list xml:id="list1896534663" text:style-name="L1">
        <text:list-item>
          <text:p text:style-name="P7"><text:span text:style-name="T16"><text:s/>Lee </text:span><text:span text:style-name="T17">del pdf que esta en ikas: </text:span><text:a xlink:type="simple" xlink:href="https://ikas.egibide.org/moodle/pluginfile.php/65134/mod_folder/content/0/03_intro_tcpip.pdf?forcedownload=1" text:style-name="Internet_20_link" text:visited-style-name="Visited_20_Internet_20_Link"><text:span text:style-name="T17">https://ikas.egibide.org/moodle/pluginfile.php/65134/mod_folder/content/0/03_intro_tcpip.pdf?forcedownload=1</text:span></text:a></text:p>
          <text:p text:style-name="P7"><text:span text:style-name="T17"><text:s/>la lección 4 </text:span><text:span text:style-name="T16"><text:s/>y <text:s/>completa</text:span><text:span text:style-name="T11">:</text:span></text:p>
        </text:list-item>
      </text:list>
      <text:list xml:id="list535959694" text:style-name="L2">
        <text:list-item>
          <text:p text:style-name="P9"><text:span text:style-name="T3">En la capa de transporte los protocolos utilizados son:</text:span><text:span text:style-name="T7"><text:tab/></text:span><text:span text:style-name="T21">TCP UDP</text:span><text:span text:style-name="T7"><text:tab/><text:tab/><text:tab/><text:tab/> </text:span><text:span text:style-name="T10">y las principales funciones de dichos protocolos son</text:span><text:span text:style-name="T7"> <text:s text:c="3"/></text:span><text:span text:style-name="T24">permitir la conexión entre redes</text:span><text:span text:style-name="T7"><text:tab/>:</text:span></text:p>
          <text:list>
            <text:list-item>
              <text:p text:style-name="P12"><text:span text:style-name="T27">permitir la conexión entre ordenadores</text:span><text:tab/><text:tab/><text:tab/> <text:s text:c="24"/></text:p>
            </text:list-item>
            <text:list-item>
              <text:p text:style-name="P10"><text:span text:style-name="T26"><text:s/></text:span><text:span text:style-name="T24">Verifica que los paquetes no estan corruptos</text:span><text:span text:style-name="T7"><text:tab/><text:tab/><text:tab/><text:tab/></text:span></text:p>
            </text:list-item>
            <text:list-item>
              <text:p text:style-name="P11"><text:s/><text:span text:style-name="T27">Hace un reconocimiento de que ha recibido correctamente los paquetes, si no es asi pide que sean reenviados</text:span><text:span text:style-name="T20"><text:tab/><text:tab/><text:tab/><text:tab/><text:tab/><text:tab/><text:tab/><text:tab/></text:span></text:p>
            </text:list-item>
            <text:list-item>
              <text:p text:style-name="P18"><text:s/><text:span text:style-name="T19">Si el transmisor transmite la informacion demasiado rapido el receptor descarta paquetes</text:span><text:tab/></text:p>
            </text:list-item>
            <text:list-item>
              <text:p text:style-name="P19"><text:s/><text:span text:style-name="T19">EL receptor puede pedir la retransmision de un paquete</text:span><text:tab/><text:tab/></text:p>
            </text:list-item>
          </text:list>
        </text:list-item>
        <text:list-item>
          <text:p text:style-name="P17"><text:span text:style-name="T26"><text:s/></text:span><text:span text:style-name="T23"><text:tab/></text:span><text:span text:style-name="T24">TCP</text:span><text:span text:style-name="T7"><text:tab/></text:span><text:span text:style-name="T10"> es un </text:span><text:span text:style-name="T3">protocolo que proporciona confiabilidad de que los paquetes llegaran, ya que es </text:span><text:span text:style-name="T7"><text:tab/></text:span><text:span text:style-name="T25">un protocolo que ofrece números de secuencia y acuses de recibo </text:span><text:span text:style-name="T7"><text:tab/></text:span><text:span text:style-name="T3">, mientras que <text:tab/></text:span><text:span text:style-name="T7"><text:tab/></text:span><text:span text:style-name="T25">UDP</text:span><text:span text:style-name="T7"><text:tab/> </text:span><text:span text:style-name="T3">es un <text:s/>protocolo que</text:span><text:span text:style-name="T7"><text:tab/></text:span><text:span text:style-name="T24">no comprueba si la entrega se ha realizado correctamente</text:span><text:span text:style-name="T7"><text:tab/><text:tab/></text:span><text:span text:style-name="T3">, ya que no es orientado a conexión.</text:span></text:p>
        </text:list-item>
        <text:list-item>
          <text:p text:style-name="P9"><text:span text:style-name="T3">En TCP/IP un puerto TCP/UDP</text:span><text:span text:style-name="T10"> </text:span><text:span text:style-name="T6">es una numeración lógica(codificada en</text:span><text:span text:style-name="T4"> <text:tab/></text:span><text:span text:style-name="T22">decimal</text:span><text:span text:style-name="T4"><text:tab/></text:span><text:span text:style-name="T6">-cantidad de</text:span><text:span text:style-name="T4"> </text:span><text:span text:style-name="T22">32</text:span><text:span text:style-name="T4"> </text:span><text:span text:style-name="T6">bits-</text:span><text:span text:style-name="T4">) </text:span><text:span text:style-name="T6">que se asigna a las conexiones, tanto en el origen como en el destino.</text:span><text:span text:style-name="T4"> </text:span><text:span text:style-name="T6">Con el objetivo de </text:span><text:span text:style-name="T4"><text:s/><text:tab/><text:tab/><text:tab/><text:tab/><text:tab/><text:tab/><text:tab/><text:tab/><text:tab/><text:tab/><text:tab/><text:tab/><text:tab/><text:tab/><text:tab/><text:tab/><text:tab/><text:tab/><text:tab/><text:tab/><text:tab/><text:tab/><text:tab/><text:tab/><text:tab/><text:tab/><text:tab/><text:tab/><text:tab/><text:tab/><text:tab/></text:span></text:p>
        </text:list-item>
      </text:list>
      <text:p text:style-name="P2"/>
      <text:list xml:id="list113550618491482" text:continue-list="list1896534663" text:style-name="L1">
        <text:list-item>
          <text:p text:style-name="P8"><text:span text:style-name="T18">Completa</text:span><text:span text:style-name="T12"> la respuesta </text:span><text:span text:style-name="T13">después de leer el artículo <text:s/></text:span><text:span text:style-name="T12">http://es.ccm.net/contents/272-puerto-puertos-tcp-ip</text:span></text:p>
        </text:list-item>
      </text:list>
      <text:list xml:id="list113549123821362" text:continue-list="list535959694" text:style-name="L2">
        <text:list-item>
          <text:p text:style-name="P14"><text:span text:style-name="T15"><text:s/>Un servidor es un equipo conectado que ofrece servicios TCP/IP.</text:span> <text:span text:style-name="T15">Entonces, los puertos del servidor generalmente se encuentran entre</text:span> <text:tab/><text:span text:style-name="T28">0 y 1.023</text:span><text:tab/><text:tab/><text:span text:style-name="T15">(rango de valores relacionado con servicios bien conocidos) o entre <text:s/></text:span><text:tab/><text:span text:style-name="T28">0 y 1.023</text:span><text:tab/><text:tab/><text:span text:style-name="T15">rango de valores relacionado con servicios registrados). </text:span></text:p>
        </text:list-item>
        <text:list-item>
          <text:p text:style-name="P14"><text:soft-page-break/><text:span text:style-name="T15">Del lado del cliente, el sistema operativo elige el puerto entre aquéllos que están disponibles de forma aleatoria. Por lo tanto, los puertos del cliente nunca incluirán los puertos que se encuentran entre</text:span> <text:tab/><text:tab/><text:span text:style-name="T28">0 y 1.023</text:span><text:tab/><text:tab/>, <text:span text:style-name="T15">sino que usará los puertos </text:span><text:s/><text:tab/><text:tab/><text:span text:style-name="T28">conocidos</text:span><text:tab/><text:tab/><text:tab/></text:p>
        </text:list-item>
      </text:list>
      <text:p text:style-name="P15"/>
      <text:p text:style-name="P15"/>
      <text:list xml:id="list113549985173074" text:continue-list="list113550618491482" text:style-name="L1">
        <text:list-item>
          <text:p text:style-name="P8"><text:span text:style-name="T14">L</text:span><text:span text:style-name="T13">eer el artículo </text:span><text:a xlink:type="simple" xlink:href="https://es.wikipedia.org/wiki/Socket_de_Internet" text:style-name="Internet_20_link" text:visited-style-name="Visited_20_Internet_20_Link"><text:span text:style-name="T13">https://es.wikipedia.org/wiki/Socket_de_Internet</text:span></text:a><text:span text:style-name="T13"> </text:span><text:span text:style-name="T14">y completa</text:span><text:span text:style-name="T12">:</text:span></text:p>
        </text:list-item>
      </text:list>
      <text:list xml:id="list113549663078452" text:continue-list="list113549123821362" text:style-name="L2">
        <text:list-item>
          <text:p text:style-name="P13"><text:span text:style-name="T15">En TCP/IP un socket </text:span><text:span text:style-name="T1">se define por <text:s/>una combinación </text:span><text:span text:style-name="T2"><text:tab/><text:tab/></text:span><text:span text:style-name="T29">de direcciones IP, </text:span><text:span text:style-name="T30">un protocolo y un par de numeros de puerto</text:span><text:span text:style-name="T2"><text:tab/><text:tab/><text:tab/> </text:span><text:span text:style-name="T15">Los sockets permiten implementar una arquitectura</text:span> <text:tab/><text:tab/><text:span text:style-name="T31">Cliente-servidor</text:span><text:tab/><text:tab/><text:tab/><text:tab/><text:span text:style-name="T15">La comunicación debe ser iniciada por uno de los programas que se denomina</text:span> <text:span text:style-name="T15">programa</text:span> <text:tab/><text:tab/><text:span text:style-name="T33">servidor</text:span><text:tab/><text:tab/>. <text:span text:style-name="T15">El segundo programa espera a que otro inicie la comunicación, por este motivo se denomina programa</text:span> <text:tab/><text:tab/><text:tab/><text:span text:style-name="T31">cliente</text:span><text:tab/><text:tab/><text:tab/>.</text:p>
        </text:list-item>
        <text:list-item>
          <text:p text:style-name="P13"><text:span text:style-name="T15">Un socket es un proceso o hilo existente en la máquina cliente y en la máquina servidora, que sirve en última instancia para </text:span><text:span text:style-name="T31">que el programa servidor y el cliente lean y escriban la informacion</text:span><text:tab/><text:tab/><text:tab/><text:span text:style-name="T15"> Esta información será la transmitida por las diferentes capas de red</text:span>.</text:p>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sans-serif" svg:font-family="sans-serif"/>
    <style:font-face style:name="Courier New" svg:font-family="'Courier New'" style:font-family-generic="modern"/>
    <style:font-face style:name="Helvetica" svg:font-family="Helvetica"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2"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3" draw:style-name="Mgr2" draw:text-style-name="MP4" svg:width="19.021cm" svg:height="1.276cm" svg:x="-0.751cm" svg:y="0.233cm"><draw:text-box><text:p text:style-name="MP2"><text:span text:style-name="MT4">INFORMATIKA-SISTEMAK / SISTEMAS INFORMÁTICOS</text:span></text:p></draw:text-box></draw:frame><draw:rect text:anchor-type="paragraph" draw:z-index="4" draw:style-name="Mgr3" draw:text-style-name="MP5" svg:width="19.52cm" svg:height="3.811cm" svg:x="-1.251cm" svg:y="0cm"><text:p/></draw:rect><draw:frame draw:style-name="Mfr1" draw:name="gráficos1" text:anchor-type="paragraph" svg:x="-0.575cm" svg:y="1.552cm" svg:width="3.868cm" svg:height="1.515cm" draw:z-index="6"><draw:image xlink:href="Pictures/100000000000025A000000EC787ED792711CDC2B.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0"><draw:text-box fo:min-height="0.041cm"><text:p text:style-name="MP7"><text:span text:style-name="Page_20_Number"><text:page-number text:select-page="current">1</text:page-number></text:span></text:p></draw:text-box></draw:frame></text:p>
      </style:footer>
      <style:footer-left>
        <text:p text:style-name="MP8"><draw:frame draw:style-name="Mfr2" draw:name="Frame2" text:anchor-type="paragraph" svg:y="0.002cm" svg:width="0.563cm" draw:z-index="1"><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Windows_X86_64 LibreOffice_project/60bfb1526849283ce2491346ed2aa51c465abfe6</meta:generator>
    <dc:title>1</dc:title>
    <meta:creation-date>2013-02-14T12:30:03.65</meta:creation-date>
    <meta:editing-cycles>44</meta:editing-cycles>
    <meta:editing-duration>PT4H41M15S</meta:editing-duration>
    <meta:initial-creator>Blanca I-I</meta:initial-creator>
    <dc:date>2019-02-27T11:35:48.417000000</dc:date>
    <meta:document-statistic meta:table-count="0" meta:image-count="1" meta:object-count="0" meta:page-count="2" meta:paragraph-count="19" meta:word-count="399" meta:character-count="2633" meta:non-whitespace-character-count="2127"/>
    <meta:user-defined meta:name="Info 1"/>
    <meta:user-defined meta:name="Info 2"/>
    <meta:user-defined meta:name="Info 3"/>
    <meta:user-defined meta:name="Info 4"/>
  </office:meta>
</office:document-meta>
</file>